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_feats" table:style-name="ta1">
        <table:shapes>
          <draw:frame draw:z-index="0" draw:style-name="gr1" draw:text-style-name="P1" svg:width="6.2953in" svg:height="3.5394in" svg:x="0.0433in" svg:y="2.185in">
            <draw:object draw:notify-on-update-of-ranges="nn_feats.A2:nn_feats.A9 nn_feats.B1:nn_feats.B1 nn_feats.B2:nn_feats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# features</text:p>
          </table:table-cell>
          <table:table-cell office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7027">
            <text:p>0.6702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6485">
            <text:p>0.6648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6933">
            <text:p>0.6693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9528">
            <text:p>0.69528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8853">
            <text:p>0.6885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8368">
            <text:p>0.6836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9747">
            <text:p>0.5974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044">
            <text:p>0.6044</text:p>
          </table:table-cell>
          <table:table-cell table:number-columns-repeated="2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n_epochs" table:style-name="ta1">
        <table:shapes>
          <draw:frame draw:z-index="0" draw:style-name="gr1" draw:text-style-name="P1" svg:width="6.2988in" svg:height="3.5429in" svg:x="1.8173in" svg:y="0.0394in">
            <draw:object draw:notify-on-update-of-ranges="nn_epochs.A2:nn_epochs.A6 nn_epochs.B1:nn_epochs.B1 nn_epochs.B2:nn_epochs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epochs trained</text:p>
          </table:table-cell>
          <table:table-cell office:value-type="string">
            <text:p>accurac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0371">
            <text:p>0.603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59832">
            <text:p>0.5983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9357">
            <text:p>0.5935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7803">
            <text:p>0.578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8003">
            <text:p>0.58003</text:p>
          </table:table-cell>
        </table:table-row>
      </table:table>
      <table:table table:name="feat_importance" table:style-name="ta1">
        <table:shapes>
          <draw:frame draw:z-index="0" draw:style-name="gr1" draw:text-style-name="P1" svg:width="6.298in" svg:height="3.5358in" svg:x="2.6449in" svg:y="1.0543in">
            <draw:object draw:notify-on-update-of-ranges="feat_importance.C1:feat_importance.C1 feat_importance.C2:feat_importance.C7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3">
          <table:table-cell office:value-type="string">
            <text:p>rank</text:p>
          </table:table-cell>
          <table:table-cell office:value-type="string">
            <text:p>feature #</text:p>
          </table:table-cell>
          <table:table-cell office:value-type="string">
            <text:p>importanc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14634520502">
            <text:p>0.11463452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0366548450316">
            <text:p>0.03665484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0363696328583">
            <text:p>0.03636963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346398410402">
            <text:p>0.03463984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0.0341307229236">
            <text:p>0.0341307229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0340564550203">
            <text:p>0.03405645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.033916011584">
            <text:p>0.033916011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337115157072">
            <text:p>0.033711515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0.0333992772723">
            <text:p>0.033399277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319619595442">
            <text:p>0.031961959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.0314660234221">
            <text:p>0.031466023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.0288697105691">
            <text:p>0.0288697106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0.028744308316">
            <text:p>0.028744308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0.0285616400099">
            <text:p>0.0285616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.0260685385521">
            <text:p>0.026068538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0.024224100409">
            <text:p>0.024224100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.0239185970254">
            <text:p>0.02391859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.0159242189315">
            <text:p>0.0159242189</text:p>
          </table:table-cell>
        </table:table-row>
        <table:table-row table:style-name="ro3">
          <table:table-cell table:number-columns-repeated="2" office:value-type="float" office:value="19">
            <text:p>19</text:p>
          </table:table-cell>
          <table:table-cell office:value-type="float" office:value="0.0144842346816">
            <text:p>0.014484234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0.014170116424">
            <text:p>0.014170116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.0140469557427">
            <text:p>0.014046955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0.0132503561439">
            <text:p>0.013250356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127507304884">
            <text:p>0.012750730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.0126588145807">
            <text:p>0.012658814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0.0126249246281">
            <text:p>0.012624924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0.0117933032777">
            <text:p>0.011793303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.0116144978485">
            <text:p>0.011614497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0.0112208982042">
            <text:p>0.0112208982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0.0111535208236">
            <text:p>0.0111535208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0104705648728">
            <text:p>0.010470564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.0101313849184">
            <text:p>0.010131384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0.00994323340088">
            <text:p>0.009943233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.0097690829888">
            <text:p>0.00976908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0.00955318923821">
            <text:p>0.0095531892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0.00934382735209">
            <text:p>0.0093438274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.00927250057045">
            <text:p>0.009272500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0.00889245654542">
            <text:p>0.0088924565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.00856891025049">
            <text:p>0.0085689103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0.00815281533664">
            <text:p>0.0081528153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0.00747298275946">
            <text:p>0.007472982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0.0074129696926">
            <text:p>0.0074129697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0.00690187027587">
            <text:p>0.0069018703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0.00663784093396">
            <text:p>0.00663784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0.00646829867423">
            <text:p>0.0064682987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00638228445691">
            <text:p>0.0063822845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0.00628435246835">
            <text:p>0.0062843525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0.00619341224679">
            <text:p>0.0061934122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.00618663224526">
            <text:p>0.0061866322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0.0060832035409">
            <text:p>0.006083203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0.0058450106303">
            <text:p>0.005845010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0.00581469773758">
            <text:p>0.0058146977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0.00572627886223">
            <text:p>0.0057262789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0.00495616068513">
            <text:p>0.0049561607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00458073344491">
            <text:p>0.004580733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0.00418085222445">
            <text:p>0.004180852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0.00398880147692">
            <text:p>0.0039888015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0.00387702150792">
            <text:p>0.003877021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0.00350112412">
            <text:p>0.003501124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0.00331590892168">
            <text:p>0.003315908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0.00320606356865">
            <text:p>0.003206063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0.002705982332">
            <text:p>0.0027059823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0.00264360507276">
            <text:p>0.002643605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0.00177087945723">
            <text:p>0.0017708795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0.00154234142111">
            <text:p>0.001542341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0.00141541357044">
            <text:p>0.001415413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0.00139238531715">
            <text:p>0.0013923853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0.00138013304934">
            <text:p>0.001380133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0.00136156391767">
            <text:p>0.0013615639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0.00132741777107">
            <text:p>0.0013274178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0.00132336501255">
            <text:p>0.001323365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0.00130269721578">
            <text:p>0.0013026972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0.000883872809256">
            <text:p>0.0008838728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0.000815605543583">
            <text:p>0.000815605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</table:table>
      <table:table table:name="class_accuracy" table:style-name="ta1">
        <table:shapes>
          <draw:frame draw:z-index="0" draw:style-name="gr1" draw:text-style-name="P1" svg:width="6.298in" svg:height="3.5374in" svg:x="3.0677in" svg:y="0.9732in">
            <draw:object draw:notify-on-update-of-ranges="class_accuracy.A1:class_accuracy.A10 class_accuracy.B1:class_accuracy.B1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4">
          <table:table-cell table:style-name="ce1" office:value-type="string">
            <text:p>Gradient Boosting</text:p>
          </table:table-cell>
          <table:table-cell table:style-name="ce1" office:value-type="float" office:value="0.72528">
            <text:p>0.72528</text:p>
          </table:table-cell>
        </table:table-row>
        <table:table-row table:style-name="ro4">
          <table:table-cell table:style-name="ce1" office:value-type="string">
            <text:p>Random Forest</text:p>
          </table:table-cell>
          <table:table-cell table:style-name="ce1" office:value-type="float" office:value="0.71662">
            <text:p>0.71662</text:p>
          </table:table-cell>
        </table:table-row>
        <table:table-row table:style-name="ro4">
          <table:table-cell table:style-name="ce1" office:value-type="string">
            <text:p>Extra Random Trees</text:p>
          </table:table-cell>
          <table:table-cell table:style-name="ce1" office:value-type="float" office:value="0.71116">
            <text:p>0.71116</text:p>
          </table:table-cell>
        </table:table-row>
        <table:table-row table:style-name="ro4">
          <table:table-cell table:style-name="ce1" office:value-type="string">
            <text:p>Logistic Regression</text:p>
          </table:table-cell>
          <table:table-cell table:style-name="ce1" office:value-type="float" office:value="0.7087">
            <text:p>0.7087</text:p>
          </table:table-cell>
        </table:table-row>
        <table:table-row table:style-name="ro3">
          <table:table-cell table:style-name="ce1" office:value-type="string">
            <text:p>Adaboost</text:p>
          </table:table-cell>
          <table:table-cell table:style-name="ce1" office:value-type="float" office:value="0.7029">
            <text:p>0.7029</text:p>
          </table:table-cell>
        </table:table-row>
        <table:table-row table:style-name="ro3">
          <table:table-cell table:style-name="ce1" office:value-type="string">
            <text:p>Naive Bayes</text:p>
          </table:table-cell>
          <table:table-cell table:style-name="ce1" office:value-type="float" office:value="0.67318">
            <text:p>0.67318</text:p>
          </table:table-cell>
        </table:table-row>
        <table:table-row table:style-name="ro3">
          <table:table-cell table:style-name="ce1" office:value-type="string">
            <text:p>SVM</text:p>
          </table:table-cell>
          <table:table-cell table:style-name="ce1" office:value-type="float" office:value="0.66068">
            <text:p>0.66068</text:p>
          </table:table-cell>
        </table:table-row>
        <table:table-row table:style-name="ro3">
          <table:table-cell table:style-name="ce1" office:value-type="string">
            <text:p>Decision Tree</text:p>
          </table:table-cell>
          <table:table-cell table:style-name="ce1" office:value-type="float" office:value="0.64574">
            <text:p>0.64574</text:p>
          </table:table-cell>
        </table:table-row>
        <table:table-row table:style-name="ro4">
          <table:table-cell table:style-name="ce1" office:value-type="string">
            <text:p>K-Nearest-Neighbor</text:p>
          </table:table-cell>
          <table:table-cell table:style-name="ce1" office:value-type="float" office:value="0.63512">
            <text:p>0.63512</text:p>
          </table:table-cell>
        </table:table-row>
        <table:table-row table:style-name="ro5">
          <table:table-cell table:style-name="ce1" office:value-type="string">
            <text:p>Stochastic Gradient Descent</text:p>
          </table:table-cell>
          <table:table-cell table:style-name="ce1" office:value-type="float" office:value="0.60084">
            <text:p>0.60084</text:p>
          </table:table-cell>
        </table:table-row>
        <table:table-row table:style-name="ro1" table:number-rows-repeated="8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nn_feats.A2:nn_feat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Benson</meta:initial-creator>
    <meta:creation-date>2013-12-13T10:47:17</meta:creation-date>
    <dc:date>2013-12-13T12:30:56</dc:date>
    <dc:creator>Kyle Benson</dc:creator>
    <meta:editing-duration>PT43M17S</meta:editing-duration>
    <meta:editing-cycles>1</meta:editing-cycles>
    <meta:document-statistic meta:table-count="4" meta:cell-count="287" meta:object-count="4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2.422cm" svg:y="0.315cm" chart:style-name="ch2">
          <text:p>Feature Reduction Effects on Neural Network Accuracy</text:p>
        </chart:title>
        <chart:legend chart:legend-position="end" svg:x="13.245cm" svg:y="4.196cm" style:legend-expansion="high" chart:style-name="ch3"/>
        <chart:plot-area chart:style-name="ch4" table:cell-range-address="nn_feats.A1:nn_feats.B9" chart:data-source-has-labels="both" svg:x="1.33cm" svg:y="1.631cm" svg:width="11.277cm" svg:height="6.2cm">
          <chartooo:coordinate-region svg:x="2.242cm" svg:y="1.831cm" svg:width="10.178cm" svg:height="5.353cm"/>
          <chart:axis chart:dimension="x" chart:name="primary-x" chart:style-name="ch5" chartooo:axis-type="auto">
            <chartooo:date-scale/>
            <chart:title svg:x="5.561cm" svg:y="8.01cm" chart:style-name="ch6">
              <text:p>number of features</text:p>
            </chart:title>
            <chart:categories table:cell-range-address="nn_feats.A2:nn_feats.A9"/>
          </chart:axis>
          <chart:axis chart:dimension="y" chart:name="primary-y" chart:style-name="ch5">
            <chart:title svg:x="0.451cm" svg:y="5.436cm" chart:style-name="ch7">
              <text:p>accuracy</text:p>
            </chart:title>
            <chart:grid chart:style-name="ch8" chart:class="major"/>
          </chart:axis>
          <chart:series chart:style-name="ch9" chart:values-cell-range-address="nn_feats.B2:nn_feats.B9" chart:label-cell-address="nn_feats.B1:nn_feats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nn_feats.B1:nn_feats.B1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nn_feats.A2:nn_feats.A9</svg:desc>
                </draw:g>
              </table:table-cell>
              <table:table-cell office:value-type="float" office:value="0.67027">
                <text:p>0.67027</text:p>
                <draw:g>
                  <svg:desc>nn_feats.B2:nn_feats.B9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6485">
                <text:p>0.664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6933">
                <text:p>0.66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9528">
                <text:p>0.695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8853">
                <text:p>0.6885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68368">
                <text:p>0.683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9747">
                <text:p>0.597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044">
                <text:p>0.6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2.422cm" svg:y="0.315cm" chart:style-name="ch2">
          <text:p>Feature Reduction Effects on Neural Network Accuracy</text:p>
        </chart:title>
        <chart:legend chart:legend-position="end" svg:x="13.245cm" svg:y="4.196cm" style:legend-expansion="high" chart:style-name="ch3"/>
        <chart:plot-area chart:style-name="ch4" table:cell-range-address="nn_feats.A1:nn_feats.B9" chart:data-source-has-labels="both" svg:x="1.33cm" svg:y="1.631cm" svg:width="11.277cm" svg:height="6.2cm">
          <chartooo:coordinate-region svg:x="2.242cm" svg:y="1.831cm" svg:width="10.178cm" svg:height="5.353cm"/>
          <chart:axis chart:dimension="x" chart:name="primary-x" chart:style-name="ch5" chartooo:axis-type="auto">
            <chartooo:date-scale/>
            <chart:title svg:x="5.561cm" svg:y="8.01cm" chart:style-name="ch6">
              <text:p>number of features</text:p>
            </chart:title>
            <chart:categories table:cell-range-address="nn_feats.A2:nn_feats.A9"/>
          </chart:axis>
          <chart:axis chart:dimension="y" chart:name="primary-y" chart:style-name="ch5">
            <chart:title svg:x="0.451cm" svg:y="5.436cm" chart:style-name="ch7">
              <text:p>accuracy</text:p>
            </chart:title>
            <chart:grid chart:style-name="ch8" chart:class="major"/>
          </chart:axis>
          <chart:series chart:style-name="ch9" chart:values-cell-range-address="nn_feats.B2:nn_feats.B9" chart:label-cell-address="nn_feats.B1:nn_feats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nn_feats.B1:nn_feats.B1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nn_feats.A2:nn_feats.A9</svg:desc>
                </draw:g>
              </table:table-cell>
              <table:table-cell office:value-type="float" office:value="0.67027">
                <text:p>0.67027</text:p>
                <draw:g>
                  <svg:desc>nn_feats.B2:nn_feats.B9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6485">
                <text:p>0.664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6933">
                <text:p>0.66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9528">
                <text:p>0.695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8853">
                <text:p>0.6885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68368">
                <text:p>0.683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9747">
                <text:p>0.597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044">
                <text:p>0.6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52cm" svg:y="0.316cm" chart:style-name="ch2">
          <text:p>Epochs Trained Effects on Neural Network Accuracy (50 hidden nodes)</text:p>
        </chart:title>
        <chart:legend chart:legend-position="end" svg:x="13.253cm" svg:y="4.201cm" style:legend-expansion="high" chart:style-name="ch3"/>
        <chart:plot-area chart:style-name="ch4" table:cell-range-address="nn_epochs.A1:nn_epochs.B6" chart:data-source-has-labels="both" svg:x="1.331cm" svg:y="1.635cm" svg:width="11.283cm" svg:height="6.204cm">
          <chartooo:coordinate-region svg:x="2.429cm" svg:y="1.835cm" svg:width="9.905cm" svg:height="5.358cm"/>
          <chart:axis chart:dimension="x" chart:name="primary-x" chart:style-name="ch5" chartooo:axis-type="auto">
            <chartooo:date-scale/>
            <chart:title svg:x="5.843cm" svg:y="8.019cm" chart:style-name="ch6">
              <text:p>epochs trained</text:p>
            </chart:title>
            <chart:categories table:cell-range-address="nn_epochs.A2:nn_epochs.A6"/>
          </chart:axis>
          <chart:axis chart:dimension="y" chart:name="primary-y" chart:style-name="ch5">
            <chart:title svg:x="0.451cm" svg:y="5.442cm" chart:style-name="ch7">
              <text:p>accuracy</text:p>
            </chart:title>
            <chart:grid chart:style-name="ch8" chart:class="major"/>
          </chart:axis>
          <chart:series chart:style-name="ch9" chart:values-cell-range-address="nn_epochs.B2:nn_epochs.B6" chart:label-cell-address="nn_epochs.B1:nn_epochs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nn_epochs.B1:nn_epochs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nn_epochs.A2:nn_epochs.A6</svg:desc>
                </draw:g>
              </table:table-cell>
              <table:table-cell office:value-type="float" office:value="0.60371">
                <text:p>0.60371</text:p>
                <draw:g>
                  <svg:desc>nn_epochs.B2:nn_epochs.B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9832">
                <text:p>0.598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9357">
                <text:p>0.593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7803">
                <text:p>0.578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8003">
                <text:p>0.58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852cm" svg:y="0.316cm" chart:style-name="ch2">
          <text:p>Epochs Trained Effects on Neural Network Accuracy (50 hidden nodes)</text:p>
        </chart:title>
        <chart:legend chart:legend-position="end" svg:x="13.253cm" svg:y="4.201cm" style:legend-expansion="high" chart:style-name="ch3"/>
        <chart:plot-area chart:style-name="ch4" table:cell-range-address="nn_epochs.A1:nn_epochs.B6" chart:data-source-has-labels="both" svg:x="1.331cm" svg:y="1.635cm" svg:width="11.283cm" svg:height="6.204cm">
          <chartooo:coordinate-region svg:x="2.429cm" svg:y="1.835cm" svg:width="9.905cm" svg:height="5.358cm"/>
          <chart:axis chart:dimension="x" chart:name="primary-x" chart:style-name="ch5" chartooo:axis-type="auto">
            <chartooo:date-scale/>
            <chart:title svg:x="5.843cm" svg:y="8.019cm" chart:style-name="ch6">
              <text:p>epochs trained</text:p>
            </chart:title>
            <chart:categories table:cell-range-address="nn_epochs.A2:nn_epochs.A6"/>
          </chart:axis>
          <chart:axis chart:dimension="y" chart:name="primary-y" chart:style-name="ch5">
            <chart:title svg:x="0.451cm" svg:y="5.442cm" chart:style-name="ch7">
              <text:p>accuracy</text:p>
            </chart:title>
            <chart:grid chart:style-name="ch8" chart:class="major"/>
          </chart:axis>
          <chart:series chart:style-name="ch9" chart:values-cell-range-address="nn_epochs.B2:nn_epochs.B6" chart:label-cell-address="nn_epochs.B1:nn_epochs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nn_epochs.B1:nn_epochs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nn_epochs.A2:nn_epochs.A6</svg:desc>
                </draw:g>
              </table:table-cell>
              <table:table-cell office:value-type="float" office:value="0.60371">
                <text:p>0.60371</text:p>
                <draw:g>
                  <svg:desc>nn_epochs.B2:nn_epochs.B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9832">
                <text:p>0.598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9357">
                <text:p>0.593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7803">
                <text:p>0.578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8003">
                <text:p>0.58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7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2cm" xlink:href=".." xlink:type="simple" chart:class="chart:scatter" chart:style-name="ch1">
        <chart:title svg:x="4.86cm" svg:y="0.315cm" chart:style-name="ch2">
          <text:p>Ranking of Feature Importance</text:p>
        </chart:title>
        <chart:plot-area chart:style-name="ch3" table:cell-range-address="feat_importance.C1:feat_importance.C79" chart:data-source-has-labels="row" svg:x="1.33cm" svg:y="1.631cm" svg:width="14.03cm" svg:height="6.191cm">
          <chartooo:coordinate-region svg:x="2.242cm" svg:y="1.831cm" svg:width="13.118cm" svg:height="5.344cm"/>
          <chart:axis chart:dimension="x" chart:name="primary-x" chart:style-name="ch4">
            <chart:title svg:x="7.428cm" svg:y="8.001cm" chart:style-name="ch5">
              <text:p>feature rank</text:p>
            </chart:title>
          </chart:axis>
          <chart:axis chart:dimension="y" chart:name="primary-y" chart:style-name="ch6">
            <chart:title svg:x="0.451cm" svg:y="5.59cm" chart:style-name="ch7">
              <text:p>importance</text:p>
            </chart:title>
            <chart:grid chart:style-name="ch8" chart:class="major"/>
          </chart:axis>
          <chart:series chart:style-name="ch9" chart:values-cell-range-address="feat_importance.C2:feat_importance.C79" chart:label-cell-address="feat_importance.C1:feat_importance.C1" chart:class="chart:scatte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ance</text:p>
                <draw:g>
                  <svg:desc>feat_importance.C1:feat_importan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634520502">
                <text:p>0.114634520502</text:p>
                <draw:g>
                  <svg:desc>feat_importance.C2:feat_importanc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548450316">
                <text:p>0.0366548450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3696328583">
                <text:p>0.036369632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6398410402">
                <text:p>0.034639841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1307229236">
                <text:p>0.0341307229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0564550203">
                <text:p>0.034056455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16011584">
                <text:p>0.033916011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7115157072">
                <text:p>0.03371151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992772723">
                <text:p>0.0333992772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9619595442">
                <text:p>0.031961959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4660234221">
                <text:p>0.0314660234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8697105691">
                <text:p>0.028869710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744308316">
                <text:p>0.028744308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616400099">
                <text:p>0.028561640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0685385521">
                <text:p>0.026068538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224100409">
                <text:p>0.024224100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9185970254">
                <text:p>0.0239185970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242189315">
                <text:p>0.0159242189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4842346816">
                <text:p>0.0144842346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170116424">
                <text:p>0.014170116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0469557427">
                <text:p>0.0140469557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2503561439">
                <text:p>0.0132503561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7507304884">
                <text:p>0.0127507304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6588145807">
                <text:p>0.0126588145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6249246281">
                <text:p>0.0126249246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7933032777">
                <text:p>0.0117933032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6144978485">
                <text:p>0.0116144978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208982042">
                <text:p>0.0112208982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535208236">
                <text:p>0.0111535208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4705648728">
                <text:p>0.0104705648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1313849184">
                <text:p>0.0101313849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94323340088">
                <text:p>0.0099432334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7690829888">
                <text:p>0.0097690829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55318923821">
                <text:p>0.00955318923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34382735209">
                <text:p>0.00934382735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27250057045">
                <text:p>0.00927250057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89245654542">
                <text:p>0.00889245654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56891025049">
                <text:p>0.00856891025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5281533664">
                <text:p>0.00815281533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47298275946">
                <text:p>0.00747298275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4129696926">
                <text:p>0.0074129696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90187027587">
                <text:p>0.00690187027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63784093396">
                <text:p>0.0066378409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46829867423">
                <text:p>0.00646829867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38228445691">
                <text:p>0.00638228445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28435246835">
                <text:p>0.00628435246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19341224679">
                <text:p>0.00619341224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18663224526">
                <text:p>0.00618663224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0832035409">
                <text:p>0.0060832035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8450106303">
                <text:p>0.0058450106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1469773758">
                <text:p>0.00581469773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72627886223">
                <text:p>0.00572627886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95616068513">
                <text:p>0.00495616068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58073344491">
                <text:p>0.00458073344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18085222445">
                <text:p>0.00418085222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8880147692">
                <text:p>0.00398880147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87702150792">
                <text:p>0.00387702150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50112412">
                <text:p>0.00350112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31590892168">
                <text:p>0.00331590892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0606356865">
                <text:p>0.00320606356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05982332">
                <text:p>0.00270598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64360507276">
                <text:p>0.00264360507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7087945723">
                <text:p>0.00177087945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54234142111">
                <text:p>0.00154234142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1541357044">
                <text:p>0.00141541357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39238531715">
                <text:p>0.00139238531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38013304934">
                <text:p>0.00138013304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36156391767">
                <text:p>0.00136156391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32741777107">
                <text:p>0.00132741777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32336501255">
                <text:p>0.00132336501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30269721578">
                <text:p>0.00130269721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83872809256">
                <text:p>0.000883872809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15605543583">
                <text:p>0.000815605543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2cm" xlink:href=".." xlink:type="simple" chart:class="chart:line" chart:style-name="ch1">
        <chart:title svg:x="4.86cm" svg:y="0.315cm" chart:style-name="ch2">
          <text:p>Ranking of Feature Importance</text:p>
        </chart:title>
        <chart:legend chart:legend-position="end" svg:x="12.961cm" svg:y="4.192cm" style:legend-expansion="high" chart:style-name="ch3"/>
        <chart:plot-area chart:style-name="ch4" table:cell-range-address="feat_importance.C1:feat_importance.C79" chart:data-source-has-labels="row" svg:x="1.33cm" svg:y="1.631cm" svg:width="10.993cm" svg:height="6.191cm">
          <chartooo:coordinate-region svg:x="2.242cm" svg:y="1.83cm" svg:width="9.941cm" svg:height="4.801cm"/>
          <chart:axis chart:dimension="x" chart:name="primary-x" chart:style-name="ch5">
            <chart:title svg:x="5.909cm" svg:y="8.001cm" chart:style-name="ch6">
              <text:p>feature rank</text:p>
            </chart:title>
          </chart:axis>
          <chart:axis chart:dimension="y" chart:name="primary-y" chart:style-name="ch7">
            <chart:title svg:x="0.451cm" svg:y="5.59cm" chart:style-name="ch8">
              <text:p>importance</text:p>
            </chart:title>
            <chart:grid chart:style-name="ch9" chart:class="major"/>
          </chart:axis>
          <chart:series chart:style-name="ch10" chart:values-cell-range-address="feat_importance.C2:feat_importance.C79" chart:label-cell-address="feat_importance.C1:feat_importance.C1" chart:class="chart:line"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ance</text:p>
                <draw:g>
                  <svg:desc>feat_importance.C1:feat_importan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634520502">
                <text:p>0.114634520502</text:p>
                <draw:g>
                  <svg:desc>feat_importance.C2:feat_importanc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548450316">
                <text:p>0.0366548450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3696328583">
                <text:p>0.036369632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6398410402">
                <text:p>0.034639841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1307229236">
                <text:p>0.0341307229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0564550203">
                <text:p>0.034056455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16011584">
                <text:p>0.033916011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7115157072">
                <text:p>0.03371151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992772723">
                <text:p>0.0333992772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9619595442">
                <text:p>0.031961959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4660234221">
                <text:p>0.0314660234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8697105691">
                <text:p>0.028869710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744308316">
                <text:p>0.028744308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616400099">
                <text:p>0.028561640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0685385521">
                <text:p>0.026068538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224100409">
                <text:p>0.024224100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9185970254">
                <text:p>0.0239185970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242189315">
                <text:p>0.0159242189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4842346816">
                <text:p>0.0144842346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170116424">
                <text:p>0.014170116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0469557427">
                <text:p>0.0140469557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2503561439">
                <text:p>0.0132503561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7507304884">
                <text:p>0.0127507304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6588145807">
                <text:p>0.0126588145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6249246281">
                <text:p>0.0126249246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7933032777">
                <text:p>0.0117933032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6144978485">
                <text:p>0.0116144978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208982042">
                <text:p>0.0112208982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535208236">
                <text:p>0.0111535208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4705648728">
                <text:p>0.0104705648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1313849184">
                <text:p>0.0101313849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94323340088">
                <text:p>0.0099432334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7690829888">
                <text:p>0.0097690829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55318923821">
                <text:p>0.00955318923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34382735209">
                <text:p>0.00934382735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27250057045">
                <text:p>0.00927250057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89245654542">
                <text:p>0.00889245654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56891025049">
                <text:p>0.00856891025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5281533664">
                <text:p>0.00815281533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47298275946">
                <text:p>0.00747298275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4129696926">
                <text:p>0.0074129696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90187027587">
                <text:p>0.00690187027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63784093396">
                <text:p>0.0066378409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46829867423">
                <text:p>0.00646829867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38228445691">
                <text:p>0.00638228445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28435246835">
                <text:p>0.00628435246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19341224679">
                <text:p>0.00619341224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18663224526">
                <text:p>0.00618663224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0832035409">
                <text:p>0.0060832035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8450106303">
                <text:p>0.0058450106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1469773758">
                <text:p>0.00581469773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72627886223">
                <text:p>0.00572627886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95616068513">
                <text:p>0.00495616068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58073344491">
                <text:p>0.00458073344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18085222445">
                <text:p>0.00418085222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8880147692">
                <text:p>0.00398880147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87702150792">
                <text:p>0.00387702150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50112412">
                <text:p>0.00350112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31590892168">
                <text:p>0.00331590892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0606356865">
                <text:p>0.00320606356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05982332">
                <text:p>0.00270598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64360507276">
                <text:p>0.00264360507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7087945723">
                <text:p>0.00177087945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54234142111">
                <text:p>0.00154234142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1541357044">
                <text:p>0.00141541357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39238531715">
                <text:p>0.00139238531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38013304934">
                <text:p>0.00138013304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36156391767">
                <text:p>0.00136156391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32741777107">
                <text:p>0.00132741777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32336501255">
                <text:p>0.00132336501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30269721578">
                <text:p>0.00130269721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83872809256">
                <text:p>0.000883872809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15605543583">
                <text:p>0.000815605543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6cm" xlink:href=".." xlink:type="simple" chart:class="chart:bar" chart:style-name="ch1">
        <chart:title svg:x="3.286cm" svg:y="0.315cm" chart:style-name="ch2">
          <text:p>Mean Cross-Validation Accuracy of Classifiers</text:p>
        </chart:title>
        <chart:plot-area chart:style-name="ch3" table:cell-range-address="class_accuracy.A1:class_accuracy.B10" chart:data-source-has-labels="column" svg:x="1.33cm" svg:y="1.631cm" svg:width="14.03cm" svg:height="6.195cm">
          <chartooo:coordinate-region svg:x="6cm" svg:y="1.631cm" svg:width="9.12cm" svg:height="5.548cm"/>
          <chart:axis chart:dimension="x" chart:name="primary-x" chart:style-name="ch4" chartooo:axis-type="auto">
            <chartooo:date-scale/>
            <chart:title svg:x="0.451cm" svg:y="5.42cm" chart:style-name="ch5">
              <text:p>classifier</text:p>
            </chart:title>
            <chart:categories table:cell-range-address="class_accuracy.A1:class_accuracy.A10"/>
          </chart:axis>
          <chart:axis chart:dimension="y" chart:name="primary-y" chart:style-name="ch6">
            <chart:title svg:x="7.64cm" svg:y="8.005cm" chart:style-name="ch7">
              <text:p>accuracy</text:p>
            </chart:title>
            <chart:grid chart:style-name="ch8" chart:class="major"/>
          </chart:axis>
          <chart:series chart:style-name="ch9" chart:values-cell-range-address="class_accuracy.B1:class_accuracy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adient Boosting</text:p>
                <draw:g>
                  <svg:desc>class_accuracy.A1:class_accuracy.A10</svg:desc>
                </draw:g>
              </table:table-cell>
              <table:table-cell office:value-type="float" office:value="0.72528">
                <text:p>0.72528</text:p>
                <draw:g>
                  <svg:desc>class_accuracy.B1:class_accuracy.B10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71662">
                <text:p>0.71662</text:p>
              </table:table-cell>
            </table:table-row>
            <table:table-row>
              <table:table-cell office:value-type="string">
                <text:p>Extra Random Trees</text:p>
              </table:table-cell>
              <table:table-cell office:value-type="float" office:value="0.71116">
                <text:p>0.71116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0.67318">
                <text:p>0.67318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66068">
                <text:p>0.66068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64574">
                <text:p>0.64574</text:p>
              </table:table-cell>
            </table:table-row>
            <table:table-row>
              <table:table-cell office:value-type="string">
                <text:p>K-Nearest-Neighbor</text:p>
              </table:table-cell>
              <table:table-cell office:value-type="float" office:value="0.63512">
                <text:p>0.63512</text:p>
              </table:table-cell>
            </table:table-row>
            <table:table-row>
              <table:table-cell office:value-type="string">
                <text:p>Stochastic Gradient Descent</text:p>
              </table:table-cell>
              <table:table-cell office:value-type="float" office:value="0.60084">
                <text:p>0.60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6cm" xlink:href=".." xlink:type="simple" chart:class="chart:bar" chart:style-name="ch1">
        <chart:title svg:x="3.286cm" svg:y="0.315cm" chart:style-name="ch2">
          <text:p>Mean Cross-Validation Accuracy of Classifiers</text:p>
        </chart:title>
        <chart:plot-area chart:style-name="ch3" table:cell-range-address="class_accuracy.A1:class_accuracy.B10" chart:data-source-has-labels="column" svg:x="1.33cm" svg:y="1.631cm" svg:width="14.03cm" svg:height="6.195cm">
          <chartooo:coordinate-region svg:x="6cm" svg:y="1.631cm" svg:width="9.12cm" svg:height="5.548cm"/>
          <chart:axis chart:dimension="x" chart:name="primary-x" chart:style-name="ch4" chartooo:axis-type="auto">
            <chartooo:date-scale/>
            <chart:title svg:x="0.451cm" svg:y="5.42cm" chart:style-name="ch5">
              <text:p>classifier</text:p>
            </chart:title>
            <chart:categories table:cell-range-address="class_accuracy.A1:class_accuracy.A10"/>
          </chart:axis>
          <chart:axis chart:dimension="y" chart:name="primary-y" chart:style-name="ch6">
            <chart:title svg:x="7.64cm" svg:y="8.005cm" chart:style-name="ch7">
              <text:p>accuracy</text:p>
            </chart:title>
            <chart:grid chart:style-name="ch8" chart:class="major"/>
          </chart:axis>
          <chart:series chart:style-name="ch9" chart:values-cell-range-address="class_accuracy.B1:class_accuracy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radient Boosting</text:p>
                <draw:g>
                  <svg:desc>class_accuracy.A1:class_accuracy.A10</svg:desc>
                </draw:g>
              </table:table-cell>
              <table:table-cell office:value-type="float" office:value="0.72528">
                <text:p>0.72528</text:p>
                <draw:g>
                  <svg:desc>class_accuracy.B1:class_accuracy.B10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71662">
                <text:p>0.71662</text:p>
              </table:table-cell>
            </table:table-row>
            <table:table-row>
              <table:table-cell office:value-type="string">
                <text:p>Extra Random Trees</text:p>
              </table:table-cell>
              <table:table-cell office:value-type="float" office:value="0.71116">
                <text:p>0.71116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0.7087">
                <text:p>0.7087</text:p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0.67318">
                <text:p>0.67318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66068">
                <text:p>0.66068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64574">
                <text:p>0.64574</text:p>
              </table:table-cell>
            </table:table-row>
            <table:table-row>
              <table:table-cell office:value-type="string">
                <text:p>K-Nearest-Neighbor</text:p>
              </table:table-cell>
              <table:table-cell office:value-type="float" office:value="0.63512">
                <text:p>0.63512</text:p>
              </table:table-cell>
            </table:table-row>
            <table:table-row>
              <table:table-cell office:value-type="string">
                <text:p>Stochastic Gradient Descent</text:p>
              </table:table-cell>
              <table:table-cell office:value-type="float" office:value="0.60084">
                <text:p>0.60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7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2cm" xlink:href=".." xlink:type="simple" chart:class="chart:scatter" chart:style-name="ch1">
        <chart:title svg:x="4.86cm" svg:y="0.315cm" chart:style-name="ch2">
          <text:p>Ranking of Feature Importance</text:p>
        </chart:title>
        <chart:plot-area chart:style-name="ch3" table:cell-range-address="feat_importance.C1:feat_importance.C79" chart:data-source-has-labels="row" svg:x="1.33cm" svg:y="1.631cm" svg:width="14.03cm" svg:height="6.191cm">
          <chartooo:coordinate-region svg:x="2.242cm" svg:y="1.831cm" svg:width="13.118cm" svg:height="5.344cm"/>
          <chart:axis chart:dimension="x" chart:name="primary-x" chart:style-name="ch4">
            <chart:title svg:x="7.428cm" svg:y="8.001cm" chart:style-name="ch5">
              <text:p>feature rank</text:p>
            </chart:title>
          </chart:axis>
          <chart:axis chart:dimension="y" chart:name="primary-y" chart:style-name="ch6">
            <chart:title svg:x="0.451cm" svg:y="5.59cm" chart:style-name="ch7">
              <text:p>importance</text:p>
            </chart:title>
            <chart:grid chart:style-name="ch8" chart:class="major"/>
          </chart:axis>
          <chart:series chart:style-name="ch9" chart:values-cell-range-address="feat_importance.C2:feat_importance.C79" chart:label-cell-address="feat_importance.C1:feat_importance.C1" chart:class="chart:scatte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ortance</text:p>
                <draw:g>
                  <svg:desc>feat_importance.C1:feat_importanc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634520502">
                <text:p>0.114634520502</text:p>
                <draw:g>
                  <svg:desc>feat_importance.C2:feat_importanc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6548450316">
                <text:p>0.0366548450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3696328583">
                <text:p>0.0363696328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6398410402">
                <text:p>0.034639841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1307229236">
                <text:p>0.0341307229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0564550203">
                <text:p>0.0340564550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16011584">
                <text:p>0.033916011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7115157072">
                <text:p>0.03371151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992772723">
                <text:p>0.0333992772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9619595442">
                <text:p>0.031961959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4660234221">
                <text:p>0.0314660234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8697105691">
                <text:p>0.028869710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744308316">
                <text:p>0.028744308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616400099">
                <text:p>0.0285616400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0685385521">
                <text:p>0.0260685385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224100409">
                <text:p>0.024224100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9185970254">
                <text:p>0.0239185970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242189315">
                <text:p>0.0159242189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4842346816">
                <text:p>0.0144842346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170116424">
                <text:p>0.014170116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0469557427">
                <text:p>0.0140469557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2503561439">
                <text:p>0.0132503561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7507304884">
                <text:p>0.0127507304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6588145807">
                <text:p>0.0126588145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6249246281">
                <text:p>0.0126249246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7933032777">
                <text:p>0.01179330327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6144978485">
                <text:p>0.0116144978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208982042">
                <text:p>0.01122089820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535208236">
                <text:p>0.0111535208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4705648728">
                <text:p>0.0104705648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1313849184">
                <text:p>0.0101313849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94323340088">
                <text:p>0.00994323340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97690829888">
                <text:p>0.0097690829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55318923821">
                <text:p>0.00955318923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34382735209">
                <text:p>0.00934382735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927250057045">
                <text:p>0.00927250057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89245654542">
                <text:p>0.00889245654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56891025049">
                <text:p>0.00856891025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5281533664">
                <text:p>0.00815281533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47298275946">
                <text:p>0.00747298275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4129696926">
                <text:p>0.0074129696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90187027587">
                <text:p>0.00690187027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63784093396">
                <text:p>0.0066378409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46829867423">
                <text:p>0.00646829867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38228445691">
                <text:p>0.006382284456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28435246835">
                <text:p>0.00628435246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19341224679">
                <text:p>0.00619341224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18663224526">
                <text:p>0.00618663224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0832035409">
                <text:p>0.0060832035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8450106303">
                <text:p>0.0058450106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1469773758">
                <text:p>0.00581469773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72627886223">
                <text:p>0.00572627886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95616068513">
                <text:p>0.00495616068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58073344491">
                <text:p>0.004580733444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18085222445">
                <text:p>0.00418085222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98880147692">
                <text:p>0.00398880147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87702150792">
                <text:p>0.00387702150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50112412">
                <text:p>0.00350112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31590892168">
                <text:p>0.00331590892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20606356865">
                <text:p>0.00320606356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705982332">
                <text:p>0.00270598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64360507276">
                <text:p>0.00264360507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7087945723">
                <text:p>0.00177087945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54234142111">
                <text:p>0.00154234142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1541357044">
                <text:p>0.00141541357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39238531715">
                <text:p>0.00139238531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38013304934">
                <text:p>0.00138013304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36156391767">
                <text:p>0.00136156391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32741777107">
                <text:p>0.00132741777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32336501255">
                <text:p>0.00132336501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30269721578">
                <text:p>0.00130269721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883872809256">
                <text:p>0.000883872809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15605543583">
                <text:p>0.000815605543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